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666666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9fdb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style:protect="position size"/>
    </style:style>
    <style:style style:name="P1" style:family="paragraph">
      <loext:graphic-properties draw:fill="solid" draw:fill-color="#000000"/>
      <style:paragraph-properties fo:text-align="center"/>
      <style:text-properties fo:font-weight="normal"/>
    </style:style>
    <style:style style:name="P2" style:family="paragraph">
      <loext:graphic-properties draw:fill="solid" draw:fill-color="#009fdb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446cm" svg:height="1.994cm" svg:x="5.148cm" svg:y="2.954cm" svg:viewBox="0 0 14447 1995" svg:d="M3741 143c-148 93-272 226-357 387-86 161-131 343-131 529 0 19 1 39 2 58-2 23-3 46-3 69 0 142 34 281 100 404 65 123 160 225 273 296 114 71 243 109 374 109 15 0 29-1 44-2 166-3 328-52 471-141 149-94 272-226 358-387 85-161 130-343 130-529 0-19 0-39-1-58 2-23 3-46 3-69 0-142-35-281-100-404-66-123-161-226-274-297-114-72-242-108-373-108-15 0-30 1-45 2-165 3-328 51-471 141zM4077 1463c-212 0-268-188-268-389 0-259 132-542 370-542 212 0 267 188 267 389 0 259-132 542-369 542zM11443 34l-376 1927h-482l-301-915-177 915h-525l376-1927h478l301 915 177-915zM6660 617c0-378-236-583-670-583h-600l-380 1927h542l118-603h137l171 603h582l-249-705c9-5 19-11 28-17 98-61 179-148 235-254s86-225 86-347c0-7 0-14 0-21zM5883 880h-119l69-344h120c107 0 160 43 160 128 0 138-83 216-230 216zM1882 34l-379 1927h542l107-547h167c514 0 830-293 830-771 0-410-225-609-693-609zM2250 914l75-378h102c122 0 174 45 174 150 0 141-98 228-257 228zM11680 34h1195l-106 527h-651l-37 188h528l-99 493h-524l-41 201h686l-104 518h-1223zM676 1993c-16 1-31 2-47 2-190 0-376-55-540-157-31-19-60-40-89-62l173-465c9 6 18 12 28 18 134 84 286 132 441 139 154 0 217-38 217-99 0-60-25-82-203-161l-49-22c-39-12-76-30-111-52-77-47-140-116-184-199s-68-177-68-272c0-3 0-5 0-8 0-400 280-653 719-653 10-1 20-1 30-1 177 0 352 51 506 147 22 14 43 28 64 44l-175 465c-4-2-7-4-10-6-127-79-270-122-417-124-105 0-160 30-160 94 0 43 23 65 124 107l48 20c306 125 441 295 441 555 0 422-287 690-738 690zM9519 1303c0 422-287 690-738 690-16 1-31 2-47 2-189 0-376-55-540-157-30-19-60-40-88-62l172-465c9 6 19 12 28 18 135 84 286 132 442 139 153 0 217-38 217-99 0-60-25-82-204-161l-49-22c-38-12-76-30-111-52-76-47-140-116-184-199s-67-177-67-272c0-3 0-5 0-8 0-400 279-653 718-653 10-1 20-1 30-1 178 0 351 51 506 147 21 14 43 28 63 44l-175 465c-3-2-7-4-10-6-126-79-269-122-415-124-106 0-161 30-161 94 0 43 24 65 124 107l48 20c306 125 441 295 441 555zM14447 34l-104 527h-429l-274 1400h-548l274-1400h-440l104-527zM8211 561h-430l-274 1400h-548l274-1400h-440l104-527h1417z">
          <text:p/>
        </draw:path>
        <draw:path draw:style-name="gr2" draw:text-style-name="P2" draw:layer="layout" svg:width="10.679cm" svg:height="4.326cm" svg:x="0.725cm" svg:y="0.671cm" svg:viewBox="0 0 10680 4327" svg:d="M772 3872c72 60 148 115 227 165 303 190 647 290 998 290 350 0 694-100 998-290 113-71 219-154 317-247 4-4 2-7-2-4-6 4-13 8-19 12-369 231-787 353-1213 353-27 0-54-1-81-2-36 2-73 3-109 3-386 0-767-97-1113-284-4-2-6 1-3 4zM2132 3982c24 1 49 2 73 2 395 0 783-113 1125-327 54-34 106-69 156-107 98-88 180-194 243-313 2-3 4-6 6-10 46-87 86-177 120-270 1-5-1-7-4-2-301 479-1170 778-2068 778-635 0-1318-220-1585-640-3-4-5-2-4 2 249 574 1005 887 1938 887zM1595 3030c-1022 0-1503-515-1591-867-1-5-4-4-4 1 0 1 0 1 0 2 0 124 10 248 30 370 9 36 22 70 39 102 17 31 38 61 61 87 248 279 865 671 1933 671 1456 0 1789-525 1857-698 49-161 74-329 74-498 0-12 0-24 0-36 0-45-2-82-3-117 0-6-3-7-4-1-73 422-1317 984-2392 984zM193 1236c-63 143-111 294-143 448-3 13-5 26-5 38 0 24 5 47 15 67 123 282 742 732 2187 732 882 0 1567-235 1678-663 10-41 15-84 15-128 0-49-7-98-20-146-32-129-76-254-131-374-1-4-4-3-3 1 17 562-1429 924-2158 924-790 0-1450-341-1450-772 2-43 8-85 18-126 1-4-2-5-3-1zM3315 546c1 1 2 2 2 3 7 13 11 28 11 44 0 1 0 2 0 3 0 240-679 665-1759 665-794 0-943-319-943-522 2-57 17-114 44-164 11-21 24-40 39-58 3-5 0-6-4-3-103 95-197 201-281 317-14 15-26 33-36 52-13 24-22 51-28 79 0 421 973 726 1883 726 970 0 1403-343 1403-645 0-108-39-171-138-292-59-73-123-143-189-208-4-3-6-1-4 3zM3018 305c-8-5-16-10-24-15-303-190-647-290-997-290s-694 100-997 290c-13 8-26 16-39 25-90 60-140 108-140 170 0 182 393 378 1091 378 691 0 1227-215 1227-421 0-50-40-84-121-137zM8562 2010h572l-311-466c53-59 107-124 172-211l256-344h-477l-174 226-106-161c322-181 416-375 416-545-5-76-26-149-60-215-41-75-98-138-167-181-70-44-148-66-228-66-19 0-37 1-55 4-15-2-30-2-46-2-100 0-199 28-286 83-87 54-159 132-209 227-45 83-71 177-76 273 5 110 33 217 82 313-38 14-76 33-111 55-95 59-175 145-230 249-46 87-74 184-82 285 0 3 0 5 0 8 0 89 21 175 62 252 40 76 100 140 171 185 70 44 150 67 232 67 18 0 37-1 55-4 7 1 13 1 20 1 147 0 291-42 418-122 24-15 47-31 70-49zM8368 442c52 0 84 30 84 79 0 58-37 133-164 221-5-7-10-15-14-23-21-40-33-85-33-131 0-2 0-4 0-6 0-25 5-49 17-70 11-22 28-39 47-52 20-12 41-18 63-18zM8248 1541c-3 2-6 3-8 5-48 30-101 47-156 49-79 0-125-43-125-119 2-38 13-75 30-108 20-37 48-68 82-90zM5101 1700h482l22 310h546l-246-1927h-524l-1002 1927h584zM5519 764l32 458h-236zM9598 610h-438l104-527h1416l-104 527h-429l-274 1400h-548zM6641 610h-440l104-527h1417l-104 527h-429l-274 1400h-548z">
          <text:p/>
        </draw:path>
        <draw:frame draw:style-name="gr3" draw:text-style-name="P3" draw:layer="layout" svg:width="6.259cm" svg:height="0.962cm" svg:x="6.35cm" svg:y="6.35cm">
          <draw:text-box>
            <text:p>ROCKY MOUNTAIN</text:p>
          </draw:text-box>
        </draw:frame>
      </draw:page>
      <draw:page draw:name="page2" draw:style-name="dp2" draw:master-page-name="Default">
        <draw:path draw:style-name="gr4" draw:text-style-name="P4" draw:layer="layout" svg:width="14.446cm" svg:height="1.994cm" svg:x="5.148cm" svg:y="2.954cm" svg:viewBox="0 0 14447 1995" svg:d="M3741 143c-148 93-272 226-357 387-86 161-131 343-131 529 0 19 1 39 2 58-2 23-3 46-3 69 0 142 34 281 100 404 65 123 160 225 273 296 114 71 243 109 374 109 15 0 29-1 44-2 166-3 328-52 471-141 149-94 272-226 358-387 85-161 130-343 130-529 0-19 0-39-1-58 2-23 3-46 3-69 0-142-35-281-100-404-66-123-161-226-274-297-114-72-242-108-373-108-15 0-30 1-45 2-165 3-328 51-471 141zM4077 1463c-212 0-268-188-268-389 0-259 132-542 370-542 212 0 267 188 267 389 0 259-132 542-369 542zM11443 34l-376 1927h-482l-301-915-177 915h-525l376-1927h478l301 915 177-915zM6660 617c0-378-236-583-670-583h-600l-380 1927h542l118-603h137l171 603h582l-249-705c9-5 19-11 28-17 98-61 179-148 235-254s86-225 86-347c0-7 0-14 0-21zM5883 880h-119l69-344h120c107 0 160 43 160 128 0 138-83 216-230 216zM1882 34l-379 1927h542l107-547h167c514 0 830-293 830-771 0-410-225-609-693-609zM2250 914l75-378h102c122 0 174 45 174 150 0 141-98 228-257 228zM11680 34h1195l-106 527h-651l-37 188h528l-99 493h-524l-41 201h686l-104 518h-1223zM676 1993c-16 1-31 2-47 2-190 0-376-55-540-157-31-19-60-40-89-62l173-465c9 6 18 12 28 18 134 84 286 132 441 139 154 0 217-38 217-99 0-60-25-82-203-161l-49-22c-39-12-76-30-111-52-77-47-140-116-184-199s-68-177-68-272c0-3 0-5 0-8 0-400 280-653 719-653 10-1 20-1 30-1 177 0 352 51 506 147 22 14 43 28 64 44l-175 465c-4-2-7-4-10-6-127-79-270-122-417-124-105 0-160 30-160 94 0 43 23 65 124 107l48 20c306 125 441 295 441 555 0 422-287 690-738 690zM9519 1303c0 422-287 690-738 690-16 1-31 2-47 2-189 0-376-55-540-157-30-19-60-40-88-62l172-465c9 6 19 12 28 18 135 84 286 132 442 139 153 0 217-38 217-99 0-60-25-82-204-161l-49-22c-38-12-76-30-111-52-76-47-140-116-184-199s-67-177-67-272c0-3 0-5 0-8 0-400 279-653 718-653 10-1 20-1 30-1 178 0 351 51 506 147 21 14 43 28 63 44l-175 465c-3-2-7-4-10-6-126-79-269-122-415-124-106 0-161 30-161 94 0 43 24 65 124 107l48 20c306 125 441 295 441 555zM14447 34l-104 527h-429l-274 1400h-548l274-1400h-440l104-527zM8211 561h-430l-274 1400h-548l274-1400h-440l104-527h141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8T12:31:55.789000000</dc:date>
    <meta:editing-duration>PT8H42M50S</meta:editing-duration>
    <meta:editing-cycles>1</meta:editing-cycles>
    <meta:document-statistic meta:object-count="4"/>
    <meta:generator>LibreOffice/7.5.5.2$Windows_x86 LibreOffice_project/ca8fe7424262805f223b9a2334bc7181abbcbf5e</meta:generator>
  </office:meta>
</office:document-meta>
</file>